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b11c" officeooo:paragraph-rsid="000cb11c"/>
    </style:style>
    <style:style style:name="P2" style:family="paragraph" style:parent-style-name="Standard">
      <style:text-properties officeooo:rsid="000e198d" officeooo:paragraph-rsid="000e198d"/>
    </style:style>
    <style:style style:name="P3" style:family="paragraph" style:parent-style-name="Standard">
      <style:text-properties officeooo:rsid="00108bf6" officeooo:paragraph-rsid="00108bf6"/>
    </style:style>
    <style:style style:name="P4" style:family="paragraph" style:parent-style-name="Standard">
      <style:text-properties officeooo:rsid="00116962" officeooo:paragraph-rsid="00116962"/>
    </style:style>
    <style:style style:name="P5" style:family="paragraph" style:parent-style-name="Standard">
      <style:text-properties officeooo:rsid="0017ff9d" officeooo:paragraph-rsid="0017ff9d"/>
    </style:style>
    <style:style style:name="P6" style:family="paragraph" style:parent-style-name="Standard">
      <style:text-properties fo:font-weight="bold" officeooo:rsid="0017ff9d" officeooo:paragraph-rsid="0017ff9d" style:font-weight-asian="bold" style:font-weight-complex="bold"/>
    </style:style>
    <style:style style:name="P7" style:family="paragraph" style:parent-style-name="Standard">
      <style:text-properties fo:font-weight="bold" officeooo:rsid="000e198d" officeooo:paragraph-rsid="000e198d" style:font-weight-asian="bold" style:font-weight-complex="bold"/>
    </style:style>
    <style:style style:name="P8" style:family="paragraph" style:parent-style-name="Standard">
      <style:text-properties fo:font-weight="normal" officeooo:rsid="0017ff9d" officeooo:paragraph-rsid="0017ff9d" style:font-weight-asian="normal" style:font-weight-complex="normal"/>
    </style:style>
    <style:style style:name="P9" style:family="paragraph" style:parent-style-name="Standard">
      <style:text-properties fo:font-weight="normal" officeooo:rsid="001ff653" officeooo:paragraph-rsid="001ff653" style:font-weight-asian="normal" style:font-weight-complex="normal"/>
    </style:style>
    <style:style style:name="T1" style:family="text">
      <style:text-properties officeooo:rsid="00116962"/>
    </style:style>
    <style:style style:name="T2" style:family="text">
      <style:text-properties fo:font-variant="normal" fo:text-transform="none" fo:color="#040c28" loext:opacity="100%" style:font-name="Liberation Sans" fo:font-size="9.60000038146973pt" fo:letter-spacing="normal" fo:font-style="normal" fo:font-weight="normal" fo:background-color="#5097ff" loext:char-shading-value="0"/>
    </style:style>
    <style:style style:name="T3" style:family="text">
      <style:text-properties fo:font-variant="normal" fo:text-transform="none" fo:color="#040c28" loext:opacity="100%" style:font-name="Liberation Serif" fo:font-size="12pt" fo:letter-spacing="normal" fo:font-style="normal" fo:font-weight="normal" fo:background-color="#5097ff" loext:char-shading-value="0" style:font-size-asian="12pt" style:font-size-complex="12pt"/>
    </style:style>
    <style:style style:name="T4" style:family="text">
      <style:text-properties fo:font-variant="normal" fo:text-transform="none" fo:color="#040c28" loext:opacity="100%" style:font-name="Liberation Serif" fo:font-size="12pt" fo:letter-spacing="normal" fo:font-style="normal" fo:font-weight="normal" officeooo:rsid="00116b86" fo:background-color="#5097ff" loext:char-shading-value="0" style:font-size-asian="12pt" style:font-size-complex="12pt"/>
    </style:style>
    <style:style style:name="T5" style:family="text">
      <style:text-properties fo:font-variant="normal" fo:text-transform="none" fo:color="#040c28" loext:opacity="100%" style:font-name="Liberation Serif" fo:font-size="12pt" fo:letter-spacing="normal" fo:font-style="normal" fo:font-weight="normal" officeooo:rsid="001f3b87" fo:background-color="#5097ff" loext:char-shading-value="0" style:font-size-asian="12pt" style:font-size-complex="12pt"/>
    </style:style>
    <style:style style:name="T6" style:family="text">
      <style:text-properties officeooo:rsid="001d9250"/>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auth 2.0 Security:</text:p>
      <text:p text:style-name="P1"/>
      <text:p text:style-name="P1">Oauth 2.0 is the industry standard protocol for authorization. Oauth 2.0 focuses on client developer simpilicity while providing specific authorization flows for web applicaion, desktop, mobile and living room applicaitons and devices. </text:p>
      <text:p text:style-name="P1">This is a third party application to obtain limited access to an HTTP service, either on behalf of resource owner by an approval interaction between the resource owner and HTTP service.</text:p>
      <text:p text:style-name="P1"><text:span text:style-name="T4">Oauth is </text:span><text:span text:style-name="T3">standard designed to allow a website or application to access </text:span><text:span text:style-name="T5">limited </text:span><text:span text:style-name="T3">resources hosted by other web apps on behalf of a user</text:span><text:span text:style-name="T2">.</text:span> </text:p>
      <text:p text:style-name="P1"/>
      <text:p text:style-name="P7">Oauth defines four Roles:</text:p>
      <text:p text:style-name="P2"/>
      <text:p text:style-name="P2">Resource Owner: An entity capable of granting access to a protected resource. When the resource owner is a person, it is referred to as an end user.</text:p>
      <text:p text:style-name="P2"/>
      <text:p text:style-name="P2">Resource Server: the server hosting the protected resources, capable of accepting and responding to protected resource request using access tokens.</text:p>
      <text:p text:style-name="P2"/>
      <text:p text:style-name="P3">Client: <text:span text:style-name="T1">An application making protected resource request on behalf of the resource and with its authorization.</text:span></text:p>
      <text:p text:style-name="P3"/>
      <text:p text:style-name="P4">Authorization Server: the server issuing access token to the client after successfully authenticating the resource owner and obtaining authorization.</text:p>
      <text:p text:style-name="P4"/>
      <text:p text:style-name="P6">Protocol Flow:</text:p>
      <text:p text:style-name="P5"/>
      <text:p text:style-name="P5">1) client application ask for Authorization Request to User (Resource Owner).</text:p>
      <text:p text:style-name="P5">2) Resource Owner will Authorize Grant to client application.</text:p>
      <text:p text:style-name="P5"/>
      <text:p text:style-name="P5">3) client application gives Authorization Grant to Authorization Server.</text:p>
      <text:p text:style-name="P5">4) Authorization Server will return Access token to client application.</text:p>
      <text:p text:style-name="P5"/>
      <text:p text:style-name="P5">5) client application gives Access token to Resource Server.</text:p>
      <text:p text:style-name="P5">6) Resource Server will return Protected Resource to client application.</text:p>
      <text:p text:style-name="P5"/>
      <text:p text:style-name="P5"><text:span text:style-name="T6">Fallow this turorial for Oauth 2.0 implementation: </text:span><text:a xlink:type="simple" xlink:href="https://www.youtube.com/watch?v=MOCeQYbQPPU" text:style-name="Internet_20_link" text:visited-style-name="Visited_20_Internet_20_Link"><text:span text:style-name="T7">https://www.youtube.com/watch?v=MOCeQYbQPPU</text:span></text:a></text:p>
      <text:p text:style-name="P5"><text:a xlink:type="simple" xlink:href="https://www.youtube.com/watch?v=t4-416mg6iU" text:style-name="Internet_20_link" text:visited-style-name="Visited_20_Internet_20_Link"><text:span text:style-name="T7">https://www.youtube.com/watch?v=t4-416mg6iU</text:span></text:a></text:p>
      <text:p text:style-name="P5"><text:span text:style-name="T7"/></text:p>
      <text:p text:style-name="P5"><text:span text:style-name="T7"/></text:p>
      <text:p text:style-name="P9">Google Playground can be used to test and understand the how Oauth 2.0 is working.</text:p>
      <text:p text:style-name="P9"><text:a xlink:type="simple" xlink:href="https://developers.google.com/oauthplayground/" text:style-name="Internet_20_link" text:visited-style-name="Visited_20_Internet_20_Link">https://developers.google.com/oauthplayground/</text:a></text:p>
      <text:p text:style-name="P9"/>
      <text:p text:style-name="P9">Using this application, you can authorize api and generate token that can be used to access other api.</text:p>
      <text:p text:style-name="P9"/>
      <text:p text:style-name="P9"/>
      <text:p text:style-name="P8"/>
      <text:p text:style-name="P4"/>
      <text:p text:style-name="P4"/>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07:57:13.769000000</meta:creation-date>
    <dc:date>2023-10-30T19:11:20.740000000</dc:date>
    <meta:editing-duration>P1DT11H13M59S</meta:editing-duration>
    <meta:editing-cycles>18</meta:editing-cycles>
    <meta:generator>LibreOffice/7.5.7.1$Windows_X86_64 LibreOffice_project/47eb0cf7efbacdee9b19ae25d6752381ede23126</meta:generator>
    <meta:document-statistic meta:table-count="0" meta:image-count="0" meta:object-count="0" meta:page-count="2" meta:paragraph-count="21" meta:word-count="279" meta:character-count="1948" meta:non-whitespace-character-count="1688"/>
  </office:meta>
</office:document-meta>
</file>